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6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8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11cm" svg:height="0.93cm" draw:z-index="0"><draw:image xlink:href="../../odt/images/0081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Излом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8">C-</text:span>код <text:span text:style-name="T8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8cm" svg:height="1.349cm" draw:z-index="0"><draw:image xlink:href="../../odt/images/0081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Блок </text:span><text:span text:style-name="T2">векторизован</text:span><text:span text:style-name="T3">, реализует преобразование вектора входных сигналов посредством единой нелинейной статической характеристики типа "Излом" по следующему алгоритму: </text:span></text:p>
            <text:p text:style-name="P4"><draw:frame draw:style-name="fr2" draw:name="graphics1" text:anchor-type="as-char" svg:width="2.54cm" svg:height="2.223cm" draw:z-index="0"><draw:image xlink:href="../../odt/images/0081_static.png" xlink:type="simple" xlink:show="embed" xlink:actuate="onLoad"/></draw:frame></text:p>
            <text:p text:style-name="P4"><draw:frame draw:style-name="fr3" draw:name="Объект1" text:anchor-type="as-char" svg:width="6.549cm" svg:height="1.393cm" draw:z-index="0"><draw:object xlink:href="./Object 2" xlink:type="simple" xlink:show="embed" xlink:actuate="onLoad"/><draw:image xlink:href="./ObjectReplacements/Object 2" xlink:type="simple" xlink:show="embed" xlink:actuate="onLoad"/></draw:frame>,</text:p>
            <text:p text:style-name="Text_20_body"><text:span text:style-name="T3">где</text:span><text:span text:style-name="T3"><draw:frame draw:style-name="fr3" draw:name="Объект2" text:anchor-type="as-char" svg:width="1.055cm" svg:height="0.564cm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3">– вектор входных сигналов;</text:span><text:span text:style-name="T3"><draw:frame draw:style-name="fr3" draw:name="Объект3" text:anchor-type="as-char" svg:width="1.087cm" svg:height="0.564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3">– вектор </text:span><text:span text:style-name="T4">выходных</text:span><text:span text:style-name="T3"> сигналов.</text:span></text:p>
            <text:p text:style-name="Text_20_body"><text:span text:style-name="T5">Свойства</text:span>:</text:p>
            <text:list xml:id="list7250895479502960488" text:style-name="L1">
              <text:list-item>
                <text:p text:style-name="P5"><text:span text:style-name="T6">K </text:span><text:span text:style-name="T4">при </text:span><text:span text:style-name="T6">x &lt; 0 </text:span><text:span text:style-name="T3">– </text:span><text:span text:style-name="T4">коэффициент</text:span><text:span text:style-name="T3"><draw:frame draw:style-name="fr3" draw:name="Объект5" text:anchor-type="as-char" svg:width="0.633cm" svg:height="0.621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3">.</text:span></text:p>
              </text:list-item>
              <text:list-item>
                <text:p text:style-name="P5"><text:span text:style-name="T6">K </text:span><text:span text:style-name="T4">при </text:span><text:span text:style-name="T6">x &gt; 0 </text:span><text:span text:style-name="T3">– </text:span><text:span text:style-name="T4">коэффициент</text:span><text:span text:style-name="T3"><draw:frame draw:style-name="fr3" draw:name="Объект4" text:anchor-type="as-char" svg:width="0.633cm" svg:height="0.621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3">.</text:span></text:p>
              </text:list-item>
              <text:list-item>
                <text:p text:style-name="P5"><text:span text:style-name="T3">Точка излома –</text:span><text:span text:style-name="T3"><draw:frame draw:style-name="fr3" draw:name="Объект7" text:anchor-type="as-char" svg:width="0.628cm" svg:height="0.621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3">.</text:span></text:p>
              </text:list-item>
            </text:list>
            <text:p text:style-name="Text_20_body"><text:span text:style-name="T2">Примечание:</text:span><text:span text:style-name="T3"> для реализации векторной обработки преобразуемые сигналы должны быть «сжаты» в векторный входной сигнал посредством типового блока </text:span><text:span text:style-name="T7">Мультиплексор</text:span><text:span text:style-name="T3">.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злом</dc:title>
    <dc:date>2012-03-30T20:25:08.06</dc:date>
    <meta:generator>OpenOffice_Beta/4.1.0$Win32 OpenOffice.org_project/410m14$Build-9760</meta:generator>
    <meta:editing-duration>PT2H11M22S</meta:editing-duration>
    <meta:editing-cycles>65</meta:editing-cycles>
    <meta:document-statistic meta:table-count="1" meta:image-count="3" meta:object-count="6" meta:page-count="1" meta:paragraph-count="15" meta:word-count="79" meta:character-count="512"/>
  </office:meta>
</office:document-meta>
</file>

<file path=Object 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sub>
                        <mi>k</mi>
                        <mn>1</mn>
                      </msub>
                      <mo stretchy="false">⋅</mo>
                      <mi>u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u</mi>
                        <mn>0</mn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n>2</mn>
                      </msub>
                      <mo stretchy="false">⋅</mo>
                      <mi>u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sub>
                        <mi>u</mi>
                        <mn>0</mn>
                      </msub>
                    </mrow>
                  </mrow>
                </mtd>
              </mtr>
            </mtable>
          </mrow>
        </mrow>
      </mrow>
    </mrow>
    <annotation encoding="StarMath 5.0">y(t) = left lbrace stack{
alignl k_1 cdot u(t), ~ если ~ u(t) &lt; u_0 #
alignl k_2 cdot u(t), ~ если ~ u(t) &gt;= u_0 
} right none
</annotation>
  </semantics>
</math>
</file>

<file path=Object 3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4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5/content.xml><?xml version="1.0" encoding="utf-8"?>
<math xmlns="http://www.w3.org/1998/Math/MathML">
  <semantics>
    <mrow>
      <msub>
        <mi>k</mi>
        <mn>1</mn>
      </msub>
    </mrow>
    <annotation encoding="StarMath 5.0">k_1</annotation>
  </semantics>
</math>
</file>

<file path=Object 6/content.xml><?xml version="1.0" encoding="utf-8"?>
<math xmlns="http://www.w3.org/1998/Math/MathML">
  <semantics>
    <mrow>
      <msub>
        <mi>k</mi>
        <mn>1</mn>
      </msub>
    </mrow>
    <annotation encoding="StarMath 5.0">k_1</annotation>
  </semantics>
</math>
</file>

<file path=Object 8/content.xml><?xml version="1.0" encoding="utf-8"?>
<math xmlns="http://www.w3.org/1998/Math/MathML">
  <semantics>
    <mrow>
      <msub>
        <mi>u</mi>
        <mn>0</mn>
      </msub>
    </mrow>
    <annotation encoding="StarMath 5.0">u_0</annotation>
  </semantics>
</math>
</file>